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423cm" fo:line-height="150%" fo:text-indent="0cm" style:auto-text-indent="false"/>
    </style:style>
    <style:style style:name="P2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<text:span text:style-name="T1">Sim10</text:span>.</text:p>
        </text:list-item>
        <text:list-item>
          <text:p text:style-name="P2">Nella cella B5 del foglio Tabella dati inserire una funzione finanziaria che calcoli il valore attuale rispetto ai dati presenti.<text:line-break/>Utilizzare Dati -&gt; Tabella per completare la tabella B5:G22.</text:p>
        </text:list-item>
        <text:list-item>
          <text:p text:style-name="P2">Ruotare di 40° la prima fetta del grafico a torta nel foglio Roma 2004.</text:p>
        </text:list-item>
        <text:list-item>
          <text:p text:style-name="P2">Proteggi il foglio Tabella Dati con password "blocco" in modo che tutte le celle del foglio siano modificabili ad eccezione della cella B5.</text:p>
        </text:list-item>
        <text:list-item>
          <text:p text:style-name="P2">Utilizzare la funzione SOMMA.SE per ottenere nella cella C22 del foglio Roma 2004 il totale della popolazione dei municipi con densità minore di 50.</text:p>
        </text:list-item>
        <text:list-item>
          <text:p text:style-name="P2">Ordina la tabella del foglio Roma 2004 in modo decrescente in base alla densità.</text:p>
        </text:list-item>
        <text:list-item>
          <text:p text:style-name="P2">Utilizza la formattazione condizionale per le celle C2:C20 del foglio Roma 2004 per avere di colore rosso i valori maggiori o uguali a 200.000.</text:p>
        </text:list-item>
        <text:list-item>
          <text:p text:style-name="P2">Copia il grafico presente nel foglio Anagrafe e incollalo come immagine bitmap in un nuovo documento di Word, senza mantere il collegamento dei dati.<text:line-break/>Salva il documento di testo come Roma.doc.</text:p>
        </text:list-item>
        <text:list-item>
          <text:p text:style-name="P2">Utilizzare il foglio 1°TRIM per il consolidamento dei dati Gennaio, Febbraio, Marzo.</text:p>
        </text:list-item>
        <text:list-item>
          <text:p text:style-name="P2">Nella cella G24 del foglio Roma 2004 utilizzare una funzione database per contare il numero di municipi con superficie maggiore di 6.000 e popolazione minore di 200.000.</text:p>
        </text:list-item>
        <text:list-item>
          <text:p text:style-name="P2">Nel foglio Stranieri aggiungere due subtotali per calcolare il totale di stranieri per municipio e per anno.</text:p>
        </text:list-item>
        <text:list-item>
          <text:p text:style-name="P2">Nel foglio Roma 2004 spostare il commento della cella C22 nella cella C21.</text:p>
        </text:list-item>
        <text:list-item>
          <text:p text:style-name="P2">Creare una tabella PIVOT dei dati A1:D99 del foglio Anagrafe con somma di TOTALE in dati e Età in riga.<text:line-break/>Inserire la tabella PIVOT in un nuovo foglio da nome Pivot.<text:line-break/>Raggruppare i dati per età ogni 20 anni.<text:line-break/>Applicare la formattazione automatica Rapporto 2.</text:p>
        </text:list-item>
        <text:list-item>
          <text:p text:style-name="P2">Nel grafico presente nel foglio Anagrafe sposta le serie Maschi e Femmine sull'asse seconda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1.249cm" fo:margin-bottom="1cm" fo:margin-left="2cm" fo:margin-right="1.4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SIMULAZIONE 10<text:line-break/>(Foglio Elettronico Avanzato</text:span>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21T21:28:00</meta:creation-date>
    <dc:creator>Marco</dc:creator>
    <dc:date>2006-07-14T12:35:00</dc:date>
    <dc:language>it-IT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99" meta:character-count="1812"/>
  </office:meta>
</office:document-meta>
</file>